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gooddogplain" svg:font-family="gooddogplain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159f87"/>
    </style:style>
    <style:style style:name="P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officeooo:paragraph-rsid="00159f87"/>
    </style:style>
    <style:style style:name="P3" style:family="paragraph" style:parent-style-name="Standard" style:master-page-name="Standard">
      <style:paragraph-properties style:page-number="auto"/>
      <style:text-properties officeooo:paragraph-rsid="00159f87"/>
    </style:style>
    <style:style style:name="P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ff" style:font-name="gooddogplain" fo:font-size="16.5pt" officeooo:paragraph-rsid="00159f87" fo:background-color="#ffffff" style:font-name-asian="Times New Roman1" style:font-size-asian="16.5pt" style:language-asian="en" style:country-asian="CA" style:font-name-complex="Times New Roman1" style:font-size-complex="16.5pt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aa11dd" style:font-name="Times New Roman" fo:font-size="12pt" officeooo:paragraph-rsid="00159f87" style:font-name-asian="Times New Roman1" style:font-size-asian="12pt" style:language-asian="en" style:country-asian="CA" style:font-name-complex="Times New Roman1" style:font-size-complex="12pt"/>
    </style:style>
    <style:style style:name="P6" style:family="paragraph" style:parent-style-name="Standard">
      <style:text-properties officeooo:paragraph-rsid="00159f87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aa11dd" style:font-name="Times New Roman" fo:font-size="12pt" style:font-name-asian="Times New Roman1" style:font-size-asian="12pt" style:language-asian="en" style:country-asian="CA" style:font-name-complex="Times New Roman1" style:font-size-complex="12pt"/>
    </style:style>
    <style:style style:name="T3" style:family="text">
      <style:text-properties fo:color="#aa11dd" style:font-name="Times New Roman" fo:font-size="12pt" fo:font-weight="bold" style:font-name-asian="Times New Roman1" style:font-size-asian="12pt" style:language-asian="en" style:country-asian="CA" style:font-weight-asian="bold" style:font-name-complex="Times New Roman1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>Make sure dropping an object leaves it in the right place, Kaitlyn or Britney (OnPhone)</text:p>
      <text:p text:style-name="P1"/>
      <text:p text:style-name="P1"/>
      <text:p text:style-name="P1"/>
      <text:p text:style-name="P1">15:54 &gt; britney, drop blue</text:p>
      <text:p text:style-name="P1">Britney has better things to do. - need to figure out where to move object</text:p>
      <text:p text:style-name="P1"/>
      <text:p text:style-name="P1"><text:bookmark text:name="_GoBack"/></text:p>
      <text:p text:style-name="P1">Britney go when undressed, make sure it doesn't stop me leaving</text:p>
      <text:p text:style-name="P1"/>
      <text:p text:style-name="P1">An extra space:</text:p>
      <text:p text:style-name="P1">16:04 &gt; x mobile</text:p>
      <text:p text:style-name="P1">It's a picture of Britney in a yellow t-shirt and yoga pants.</text:p>
      <text:p text:style-name="P1"> </text:p>
      <text:p text:style-name="P1"> </text:p>
      <text:p text:style-name="P1">16:05 &gt; swipe right</text:p>
      <text:p text:style-name="P1"/>
      <text:p text:style-name="P1">Oops!</text:p>
      <text:p text:style-name="P1">16:06 &gt; exit</text:p>
      <text:p text:style-name="P1">I open the door and exit the room.I'm still holding the phone, it's one of those ones with a cord.</text:p>
      <text:p text:style-name="P1"/>
      <text:p text:style-name="P1">16:07 &gt; hang up</text:p>
      <text:p text:style-name="P1">"Bye, Igor.</text:p>
      <text:p text:style-name="P1"/>
      <text:p text:style-name="P1">Extra space (britney initial just returning a newline?)</text:p>
      <text:p text:style-name="P1">16:07 &gt; l</text:p>
      <text:p text:style-name="P1"> </text:p>
      <text:p text:style-name="P1">Hotel Room</text:p>
      <text:p text:style-name="P1">According to the floor plan on the back of the door, I'm in room 203.</text:p>
      <text:p text:style-name="P1"> </text:p>
      <text:p text:style-name="P1"> </text:p>
      <text:p text:style-name="P1"><text:span text:style-name="T1">You</text:span> can also see your yellow t-shirt here.</text:p>
      <text:p text:style-name="P1"> </text:p>
      <text:p text:style-name="P1">Extra space:</text:p>
      <text:p text:style-name="P1">16:08 &gt; e</text:p>
      <text:p text:style-name="P1"> </text:p>
      <text:p text:style-name="P1">Elevator</text:p>
      <text:p text:style-name="P1"><text:span text:style-name="T1">I'm are</text:span> in the hotel's main elevator, which seems to be on the second floor.</text:p>
      <text:p text:style-name="P1"> </text:p>
      <text:p text:style-name="P1"> </text:p>
      <text:p text:style-name="P1">The elevator is ready.</text:p>
      <text:p text:style-name="P1"/>
      <text:p text:style-name="P1">Undress (both)</text:p>
      <text:p text:style-name="P1">Selfie verb</text:p>
      <text:p text:style-name="P1">Britney, photograph me</text:p>
      <text:p text:style-name="P1">Photograph us</text:p>
      <text:p text:style-name="P1"/>
      <text:p text:style-name="P1">Reply to come here in britney's voice</text:p>
      <text:p text:style-name="P2"><text:soft-page-break/><text:span text:style-name="T2">17:22 &gt; </text:span><text:span text:style-name="T3">call britney</text:span></text:p>
      <text:p text:style-name="P4">Hey Kaitlyn, what's up?</text:p>
      <text:p text:style-name="P5"> </text:p>
      <text:p text:style-name="P2"><text:span text:style-name="T2">17:22 &gt; </text:span><text:span text:style-name="T3">britney, come here</text:span></text:p>
      <text:p text:style-name="P5">I asked Britney to come meet me here, then hung up.</text:p>
      <text:p text:style-name="P1"/>
      <text:p text:style-name="P1">In hotel room, you hear a knock on the door, you open it, she walks in</text:p>
      <text:p text:style-name="P5">Just then, Britney arrived.</text:p>
      <text:p text:style-name="P5">17:24 &gt;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gooddogplain" svg:font-family="gooddogplain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16:34:55.266024824</meta:creation-date>
    <dc:date>2019-01-19T07:44:57.128248133</dc:date>
    <meta:editing-duration>PT1M16S</meta:editing-duration>
    <meta:editing-cycles>2</meta:editing-cycles>
    <meta:generator>LibreOffice/6.1.4.2$Linux_X86_64 LibreOffice_project/10$Build-2</meta:generator>
    <meta:document-statistic meta:table-count="0" meta:image-count="0" meta:object-count="0" meta:page-count="2" meta:paragraph-count="45" meta:word-count="222" meta:character-count="1146" meta:non-whitespace-character-count="948"/>
  </office:meta>
</office:document-meta>
</file>